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75cm" fo:margin-left="-0.199cm" fo:margin-top="0cm" fo:margin-bottom="0cm" fo:break-before="page" table:align="left" style:writing-mode="lr-tb"/>
    </style:style>
    <style:style style:name="Таблица1.A" style:family="table-column">
      <style:table-column-properties style:column-width="1.483cm"/>
    </style:style>
    <style:style style:name="Таблица1.B" style:family="table-column">
      <style:table-column-properties style:column-width="16.26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fo:background-color="transparent" fo:padding-left="0.018cm" fo:padding-right="0.018cm" fo:padding-top="0cm" fo:padding-bottom="0cm" fo:border="0.5pt solid #000000">
        <style:background-image/>
      </style:table-cell-properties>
    </style:style>
    <style:style style:name="Таблица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fo:background-color="transparent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officeooo:paragraph-rsid="001721eb"/>
    </style:style>
    <style:style style:name="P3" style:family="paragraph" style:parent-style-name="Standard">
      <style:text-properties officeooo:paragraph-rsid="0015410b"/>
    </style:style>
    <style:style style:name="P4" style:family="paragraph" style:parent-style-name="Standard">
      <style:paragraph-properties fo:margin-top="0cm" fo:margin-bottom="0.282cm" loext:contextual-spacing="false"/>
      <style:text-properties officeooo:paragraph-rsid="0015410b"/>
    </style:style>
    <style:style style:name="P5" style:family="paragraph" style:parent-style-name="Standard">
      <style:paragraph-properties fo:margin-top="0cm" fo:margin-bottom="0.282cm" loext:contextual-spacing="false"/>
      <style:text-properties officeooo:paragraph-rsid="001558f6"/>
    </style:style>
    <style:style style:name="P6" style:family="paragraph" style:parent-style-name="Standard">
      <style:paragraph-properties fo:margin-top="0cm" fo:margin-bottom="0.282cm" loext:contextual-spacing="false"/>
      <style:text-properties fo:language="en" fo:country="US" officeooo:rsid="001721eb" officeooo:paragraph-rsid="001721eb"/>
    </style:style>
    <style:style style:name="P7" style:family="paragraph" style:parent-style-name="Standard">
      <style:paragraph-properties fo:margin-top="0cm" fo:margin-bottom="0.282cm" loext:contextual-spacing="false"/>
      <style:text-properties officeooo:paragraph-rsid="001721eb"/>
    </style:style>
    <style:style style:name="P8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paragraph-rsid="001558f6"/>
    </style:style>
    <style:style style:name="P9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paragraph-rsid="001721e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2"><text:span text:style-name="T3">Тестовое задание QA Manual <text:line-break/>Codex Optimus</text:span><text:span text:style-name="T4"> </text:span></text:p>
          </table:table-cell>
        </table:table-row>
        <table:table-row table:style-name="Таблица1.1"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7"><text:span text:style-name="T1">Проверка начисления баллов за покупку. </text:span></text:p>
            <text:p text:style-name="P7"><text:span text:style-name="T1">Проверить, что при совершении покупки с использованием карты клиента, баллы начисляются корректно в соответствии с условиями (1 балл за каждые 1000 рублей)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2</text:span></text:p>
          </table:table-cell>
          <table:table-cell table:style-name="Таблица1.B1" office:value-type="string">
            <text:p text:style-name="P7"><text:span text:style-name="T1">Проверка API-методов. </text:span></text:p>
            <text:p text:style-name="P7"><text:span text:style-name="T1">Проверить API метод POST /api/customer/{customer_id}/purchase на корректное начисление баллов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3</text:span></text:p>
          </table:table-cell>
          <table:table-cell table:style-name="Таблица1.B1" office:value-type="string">
            <text:p text:style-name="P7"><text:span text:style-name="T1">Проверка API-методов.</text:span></text:p>
            <text:p text:style-name="P7"><text:span text:style-name="T1">Проверить API метод GET /api/customer/{customer_id}/points на корректное отображение текущего количества бонусных баллов для указанного клиента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4</text:span></text:p>
          </table:table-cell>
          <table:table-cell table:style-name="Таблица1.B1" office:value-type="string">
            <text:p text:style-name="P9"><text:span text:style-name="T1">Проверка API-методов. </text:span></text:p>
            <text:p text:style-name="P9"><text:span text:style-name="T1">Проверить API метод POST /api/discount/calculate на корректный расчет процента скидки в соответствии с условиями начисления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5</text:span></text:p>
          </table:table-cell>
          <table:table-cell table:style-name="Таблица1.B1" office:value-type="string">
            <text:p text:style-name="P8"><text:span text:style-name="T1">Проверка условий расчета скидки. Проверить, что система корректно определяет процент скидки в зависимости от количества бонусных баллов клиента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6</text:span></text:p>
          </table:table-cell>
          <table:table-cell table:style-name="Таблица1.B1" office:value-type="string">
            <text:p text:style-name="P8"><text:span text:style-name="T1">Проверка условий расчета скидки. Проверить, что система корректно определяет процент скидки в зависимости от количества бонусных баллов клиента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7</text:span></text:p>
          </table:table-cell>
          <table:table-cell table:style-name="Таблица1.B1" office:value-type="string">
            <text:p text:style-name="P8"><text:span text:style-name="T1">Проверка условий расчета скидки. Проверить, что система правильно применяет скидку при оформлении покупки или обслуживании клиента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8</text:span></text:p>
          </table:table-cell>
          <table:table-cell table:style-name="Таблица1.B1" office:value-type="string">
            <text:p text:style-name="P7"><text:span text:style-name="T1">Проверка граничных условий. </text:span></text:p>
            <text:p text:style-name="P7"><text:span text:style-name="T1">Проверить поведение системы при минимальном количестве баллов (0 баллов) и максимальном количестве баллов (максимально возможное количество баллов)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9</text:span></text:p>
          </table:table-cell>
          <table:table-cell table:style-name="Таблица1.B1" office:value-type="string">
            <text:p text:style-name="P7"><text:span text:style-name="T1">Проверка граничных условий. </text:span></text:p>
            <text:p text:style-name="P7"><text:span text:style-name="T1">Проверить корректность расчета скидки при граничных значениях (150, 200, 400 баллов)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10</text:span></text:p>
          </table:table-cell>
          <table:table-cell table:style-name="Таблица1.B1" office:value-type="string">
            <text:p text:style-name="P5"><text:span text:style-name="T1">Протестировать расчет скидки с различными значениями баллов и убедиться, что система правильно определяет процент скидки.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/></text:p>
          </table:table-cell>
          <table:table-cell table:style-name="Таблица1.B1" office:value-type="string">
            <text:p text:style-name="P4"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2"/></text:p>
          </table:table-cell>
          <table:table-cell table:style-name="Таблица1.B1" office:value-type="string">
            <text:p text:style-name="P4"><text:span text:style-name="T1"/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"><text:span text:style-name="T2"/></text:p>
          </table:table-cell>
          <table:table-cell table:style-name="Таблица1.B1" office:value-type="string">
            <text:p text:style-name="P4"><text:span text:style-name="T1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0T13:09:47.264000000</meta:creation-date>
    <dc:date>2024-04-10T13:48:08.044000000</dc:date>
    <meta:editing-duration>PT9M56S</meta:editing-duration>
    <meta:editing-cycles>1</meta:editing-cycles>
    <meta:document-statistic meta:table-count="1" meta:image-count="0" meta:object-count="0" meta:page-count="2" meta:paragraph-count="27" meta:word-count="189" meta:character-count="1503" meta:non-whitespace-character-count="1334"/>
    <meta:generator>Trio_Office/6.2.8.2$Windows_x86 LibreOffice_project/</meta:generator>
  </office:meta>
</office:document-meta>
</file>